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Text_20_body" style:list-style-name="L7">
      <style:paragraph-properties fo:margin-top="0in" fo:margin-bottom="0in"/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ext_20_body"><text:span text:style-name="T1">1. Resumen breve del cuadro que describes</text:span></text:p>
      <text:list text:style-name="L1">
        <text:list-item>
          <text:p text:style-name="P1">Dolor crónico en la articulación del pulgar de ambas manos, lo suficientemente intenso como para haber dejado de ejercer como masajista.<text:line-break/></text:p>
        </text:list-item>
        <text:list-item>
          <text:p text:style-name="P1">Hiperhidrosis (exceso de sudor) en manos, pies y axilas desde siempre.<text:line-break/></text:p>
        </text:list-item>
        <text:list-item>
          <text:p text:style-name="P1">Escoliosis lumbar pronunciada desde el nacimiento.<text:line-break/></text:p>
        </text:list-item>
        <text:list-item>
          <text:p text:style-name="P1">Desde los 27 años episodios de ansiedad y ataques de pánico.</text:p>
        </text:list-item>
      </text:list>
      <text:p text:style-name="First_20_paragraph">A continuación se analizan, con la información del diccionario de biodescodificación, cada uno de estos síntomas.</text:p>
      <text:p text:style-name="Horizontal_20_Line"/>
      <text:h text:style-name="Heading_20_2" text:outline-level="2"><text:bookmark-start text:name="explicación-principal-síntoma-más-urgente-dolor-en-la-articulación-del-pulgar"/>2. Explicación principal (síntoma más urgente: dolor en la articulación del pulgar)<text:bookmark-end text:name="explicación-principal-síntoma-más-urgente-dolor-en-la-articulación-del-pulgar"/></text:h>
      <text:p text:style-name="P2"><text:span text:style-name="T1">CANAL CARPIANO</text:span> – Dolor y hormigueo en los dedos mayor, índice y pulgar producido por la compresión del nervio medio en el túnel carpiano.<text:line-break/>- <text:span text:style-name="T2">Técnico</text:span>: 3ª Etapa Embrionaria. Conflicto de desvalorización. Conflicto de incoherencia entre lo que pienso y lo que hago.<text:line-break/>- <text:span text:style-name="T2">Sentido biológico</text:span>: La compresión impide que los mensajes de la cabeza lleguen a la mano, simbolizando una falta de comunión entre pensamiento y acción; la muñeca está relacionada con el trabajo y la necesidad de “soltar riendas”.<text:line-break/>- <text:span text:style-name="T2">Conflicto</text:span>: Desvalorización, indecisión en la acción, tensión profesional, “no logro conciliar las dos partes”, “la mano no quiere hacer lo que pienso”.</text:p>
      <text:h text:style-name="Heading_20_3" text:outline-level="3"><text:bookmark-start text:name="definición-resumida"/>• Definición resumida<text:bookmark-end text:name="definición-resumida"/></text:h>
      <text:p text:style-name="First_20_paragraph">Dolor y hormigueo en la zona del pulgar e índice causado por la compresión del nervio mediano en el túnel carpiano.</text:p>
      <text:h text:style-name="Heading_20_3" text:outline-level="3"><text:bookmark-start text:name="explicación-técnica-en-lenguaje-sencillo"/>• Explicación técnica en lenguaje sencillo<text:bookmark-end text:name="explicación-técnica-en-lenguaje-sencillo"/></text:h>
      <text:p text:style-name="First_20_paragraph">Según la biodescodificación, el dolor aparecería cuando, en la <text:span text:style-name="T1">tercera etapa embrionaria</text:span>, la persona vive un conflicto de <text:span text:style-name="T1">desvalorización</text:span> y de <text:span text:style-name="T1">incoherencia entre lo que piensa y lo que hace</text:span>. Es decir, siente que su percepción interna no se alinea con la acción exterior, provocando una “obstrucción” que se refleja físicamente en la muñeca‑mano.</text:p>
      <text:h text:style-name="Heading_20_3" text:outline-level="3"><text:bookmark-start text:name="sentido-biológico"/>• Sentido biológico<text:bookmark-end text:name="sentido-biológico"/></text:h>
      <text:p text:style-name="First_20_paragraph">El túnel carpiano representa la vía de comunicación entre el cerebro y la mano. Cuando la “comunicación” se bloquea, el cuerpo interpreta que hay una falta de “soltar riendas” o de reconocimiento del propio valor.</text:p>
      <text:h text:style-name="Heading_20_3" text:outline-level="3"><text:bookmark-start text:name="conflicto-emocional-esencial"/>• Conflicto emocional esencial<text:bookmark-end text:name="conflicto-emocional-esencial"/></text:h>
      <text:list text:style-name="L2">
        <text:list-item>
          <text:p text:style-name="P3">Sentimiento de no ser valorado (desvalorización).<text:line-break/></text:p>
        </text:list-item>
        <text:list-item>
          <text:p text:style-name="P3">Dificultad para decidir o actuar según sus ideas (incoherencia pensamiento‑acción).<text:line-break/></text:p>
        </text:list-item>
        <text:list-item>
          <text:p text:style-name="P3">Tensión relacionada con el trabajo manual (masaje) que ya no puede ejercer.</text:p>
        </text:list-item>
      </text:list>
      <text:p text:style-name="Horizontal_20_Line"/>
      <text:h text:style-name="Heading_20_2" text:outline-level="2"><text:bookmark-start text:name="otros-matices-relacionados"/>3. Otros matices relacionados<text:bookmark-end text:name="otros-matices-relacionados"/></text:h>
      <text:h text:style-name="Heading_20_3" text:outline-level="3"><text:bookmark-start text:name="hiperhidrosis-manos-pies-y-axilas"/>3.1 Hiperhidrosis (manos, pies y axilas)<text:bookmark-end text:name="hiperhidrosis-manos-pies-y-axilas"/></text:h>
      <text:p text:style-name="P4"><text:span text:style-name="T1">HIPERHIDROSIS PALMAR</text:span> – Excesiva sudoración en las palmas de las manos.<text:line-break/>- <text:span text:style-name="T2">Técnico</text:span>: 2ª Etapa Embrionaria. Conflicto de la carpa (resbalar) y de limpiar. Conflictos de la mano en relación al padre y al trabajo.<text:line-break/>- <text:span text:style-name="T2">Sentido biológico</text:span>: El sudor actúa como agua que limpia y baja la temperatura; también simboliza el intento de escapar de una trampa (conflicto de la carpa) o de alejarse de una relación tiránica con el padre o el trabajo.<text:line-break/>- <text:span text:style-name="T2">Conflicto</text:span>: Necesidad de limpiar algo relacionado con el padre o el trabajo; deseo de escapar de una “trampa”; exceso de “calor” o tensión en la relación padre‑trabajo; sensación de manipulación y deseo de huir.</text:p>
      <text:p text:style-name="P5"><text:span text:style-name="T1">HIPERHIDROSIS PLANTAR</text:span> – Excesiva sudoración en las plantas de los pies.<text:line-break/>- <text:span text:style-name="T2">Técnico</text:span>: 2ª Etapa Embrionaria. Conflicto de mamá y de la carpa (resbalar).<text:line-break/>- <text:span text:style-name="T2">Sentido biológico</text:span>: Similar al palmar, pero trasladado al vínculo con la madre; el sudor limpia y baja la temperatura, representa también la necesidad de escapar de una trampa impuesta por la madre o la dirección de la vida.<text:line-break/>- <text:span text:style-name="T2">Conflicto</text:span>: Necesidad de limpiar algo relacionado con la madre; deseo de huir de la “trampa” materna; exceso de “calor” o tensión en la relación madre‑hijo.</text:p>
      <text:p text:style-name="P6"><text:span text:style-name="T1">SUDORACIÓN (general)</text:span> – Exceso de sudoración en manos, pies y axilas.<text:line-break/>- <text:span text:style-name="T2">Técnico</text:span>: 2ª Etapa Embrionaria. Conflicto de incestos y violaciones; conflicto de suciedad.<text:line-break/>- <text:span text:style-name="T2">Sentido biológico</text:span>: Limpiar y depurar; bajar la temperatura corporal; evitar ser atrapado (conflicto de la carpa).<text:line-break/>- <text:span text:style-name="T2">Conflicto</text:span>: Experiencias de vulnerabilidad, invasión de límites, necesidad de no ser atrapado ni de atrapar a otros; sensación de pérdida de referencias de seguridad.</text:p>
      <text:h text:style-name="Heading_20_4" text:outline-level="4"><text:bookmark-start text:name="resumen-del-conflicto-emocional"/>Resumen del conflicto emocional<text:bookmark-end text:name="resumen-del-conflicto-emocional"/></text:h>
      <text:list text:style-name="L3">
        <text:list-item>
          <text:p text:style-name="P7"><text:span text:style-name="T1">Hiperhidrosis palmar</text:span> → conflicto con figuras de autoridad (padre, trabajo) y deseo de “escapar” de una situación percibida como una trampa.<text:line-break/></text:p>
        </text:list-item>
        <text:list-item>
          <text:p text:style-name="P7"><text:span text:style-name="T1">Hiperhidrosis plantar</text:span> → conflicto similar pero vinculado a la madre.<text:line-break/></text:p>
        </text:list-item>
        <text:list-item>
          <text:p text:style-name="P7"><text:span text:style-name="T1">Sudoración general</text:span> → conflicto más profundo de vulnerabilidad, invasión de límites y necesidad de “limpiar” situaciones emocionales dolorosas.</text:p>
        </text:list-item>
      </text:list>
      <text:h text:style-name="Heading_20_3" text:outline-level="3"><text:bookmark-start text:name="escoliosis-lumbar"/>3.2 Escoliosis lumbar<text:bookmark-end text:name="escoliosis-lumbar"/></text:h>
      <text:p text:style-name="P8"><text:span text:style-name="T1">ESCOLIOSIS</text:span> – Desviación lateral de la columna vertebral en forma de S o C.<text:line-break/>- <text:span text:style-name="T2">Técnico</text:span>: 3ª Etapa Embrionaria. Conflicto de desvalorización en relación a colaterales.<text:line-break/>- <text:span text:style-name="T2">Sentido biológico</text:span>: Compensación de pesos laterales para mejorar el soporte ante cargas laterales excesivas.<text:line-break/>- <text:span text:style-name="T2">Conflicto</text:span>: Sentimiento de desvalorización respecto a hermanos, primos, amigos o parejas (colaterales); sentirse dejado de lado o apartado; carga pesada con culpabilidad hacia la figura pilar (padre, abuelo); necesidad de esquivar un golpe lateral o evitar algo lateral.</text:p>
      <text:h text:style-name="Heading_20_4" text:outline-level="4"><text:bookmark-start text:name="resumen-del-conflicto-emocional-1"/>Resumen del conflicto emocional<text:bookmark-end text:name="resumen-del-conflicto-emocional-1"/></text:h>
      <text:list text:style-name="L4">
        <text:list-item>
          <text:p text:style-name="P9">Sentimiento de <text:span text:style-name="T1">desvalorización</text:span> frente a personas cercanas (hermanos, pareja, amigos).<text:line-break/></text:p>
        </text:list-item>
        <text:list-item>
          <text:p text:style-name="P9">Sensación de <text:span text:style-name="T1">carga</text:span> o <text:span text:style-name="T1">culpabilidad</text:span> que obliga al cuerpo a “inclinarse” para sobrellevarla.</text:p>
        </text:list-item>
      </text:list>
      <text:h text:style-name="Heading_20_3" text:outline-level="3"><text:bookmark-start text:name="ansiedad-y-ataques-de-pánico"/>3.3 Ansiedad y ataques de pánico<text:bookmark-end text:name="ansiedad-y-ataques-de-pánico"/></text:h>
      <text:p text:style-name="P10"><text:span text:style-name="T1">ANSIEDAD</text:span> – Temor ante un peligro real o imaginado; activación continua del sistema simpático.<text:line-break/>- <text:span text:style-name="T2">Técnico</text:span>: 4ª Etapa Embrionaria. Conflicto de desvalorización, limitación, impotencia e incapacidad para afrontar algo.<text:line-break/>- <text:span text:style-name="T2">Sentido biológico</text:span>: El sistema simpático se dispara para esquivar un peligro; la ansiedad es la respuesta a un peligro inconsciente que no se percibe claramente.<text:line-break/>- <text:span text:style-name="T2">Conflicto</text:span>: Desvalorización, limitación, impotencia, incapacidad para afrontar; la ansiedad oculta un conflicto más profundo no expresado que debe ser identificado.</text:p>
      <text:h text:style-name="Heading_20_4" text:outline-level="4"><text:bookmark-start text:name="resumen-del-conflicto-emocional-2"/>Resumen del conflicto emocional<text:bookmark-end text:name="resumen-del-conflicto-emocional-2"/></text:h>
      <text:list text:style-name="L5">
        <text:list-item>
          <text:p text:style-name="P11"><text:span text:style-name="T1">Desvalorización</text:span> y <text:span text:style-name="T1">sentimiento de impotencia</text:span> frente a situaciones que el individuo percibe como incontrolables o amenazantes.<text:line-break/></text:p>
        </text:list-item>
        <text:list-item>
          <text:p text:style-name="P11">La ansiedad actúa como una señal de que el cuerpo está “preparado para huir” ante un peligro que, en realidad, está en el plano emocional.</text:p>
        </text:list-item>
      </text:list>
      <text:p text:style-name="Horizontal_20_Line"/>
      <text:h text:style-name="Heading_20_2" text:outline-level="2"><text:bookmark-start text:name="referencias-cruzadas-temas-que-podrías-explorar"/>4. Referencias cruzadas (temas que podrías explorar)<text:bookmark-end text:name="referencias-cruzadas-temas-que-podrías-explorar"/></text:h>
      <text:list text:style-name="L6">
        <text:list-item>
          <text:p text:style-name="P12"><text:span text:style-name="T1">Conflicto de la carpa</text:span> (escapar de una trampa).<text:line-break/></text:p>
        </text:list-item>
        <text:list-item>
          <text:p text:style-name="P12"><text:span text:style-name="T1">Desvalorización</text:span> (en distintas etapas embrionarias).<text:line-break/></text:p>
        </text:list-item>
        <text:list-item>
          <text:p text:style-name="P12"><text:span text:style-name="T1">Incoherencia pensamiento‑acción</text:span> (relacionada con el trabajo manual).<text:line-break/></text:p>
        </text:list-item>
        <text:list-item>
          <text:p text:style-name="P12"><text:span text:style-name="T1">Vínculos parentales</text:span> (padre y madre) y su impacto en hiperhidrosis.<text:line-break/></text:p>
        </text:list-item>
        <text:list-item>
          <text:p text:style-name="P12"><text:span text:style-name="T1">Etapas embrionarias</text:span> y su correspondencia con órganos/símbolos corporales.</text:p>
        </text:list-item>
      </text:list>
      <text:p text:style-name="Horizontal_20_Line"/>
      <text:h text:style-name="Heading_20_2" text:outline-level="2"><text:bookmark-start text:name="interpretación-integradora"/>5. Interpretación integradora<text:bookmark-end text:name="interpretación-integradora"/></text:h>
      <text:p text:style-name="First_20_paragraph">La biodescodificación sugiere que tus síntomas comparten <text:span text:style-name="T1">un hilo conductor de desvalorización y conflicto de </text:span>“<text:span text:style-name="T1">trampa</text:span>”:</text:p>
      <text:list text:style-name="L7">
        <text:list-item>
          <text:p text:style-name="P13"><text:span text:style-name="T1">Dolor en los pulgares</text:span> refleja la falta de reconocimiento de tu valor profesional y la incongruencia entre lo que deseas (trabajar como masajista) y lo que sientes que puedes hacer.<text:line-break/></text:p>
        </text:list-item>
        <text:list-item>
          <text:p text:style-name="P13"><text:span text:style-name="T1">Hiperhidrosis</text:span> indica un intento de “limpiar” o “escapar” de situaciones que percibes como opresivas, vinculadas a relaciones con tus padres y al entorno laboral.<text:line-break/></text:p>
        </text:list-item>
        <text:list-item>
          <text:p text:style-name="P13"><text:span text:style-name="T1">Escoliosis lumbar</text:span> muestra una compensación física ante la sensación de estar “desviado” o marginado dentro del círculo familiar o social.<text:line-break/></text:p>
        </text:list-item>
        <text:list-item>
          <text:p text:style-name="P13"><text:span text:style-name="T1">Ansiedad y ataques de pánico</text:span> aparecen como la respuesta de alerta constante del organismo ante una amenaza emocional no reconocida, relacionada con la misma desvalorización y con la sensación de no poder actuar coherentemente.</text:p>
        </text:list-item>
      </text:list>
      <text:p text:style-name="First_20_paragraph">En conjunto, el cuerpo estaría expresando, a través de distintas áreas, la necesidad de <text:span text:style-name="T1">reconectar con tu autoestima, clarificar tus límites familiares y laborales, y liberar la tensión de sentirte atrapado</text:span>.</text:p>
      <text:p text:style-name="Horizontal_20_Line"/>
      <text:h text:style-name="Heading_20_2" text:outline-level="2"><text:bookmark-start text:name="sugerencia-de-abordaje-no-sustituye-la-terapia-profesional"/>6. Sugerencia de abordaje (no sustituye la terapia profesional)<text:bookmark-end text:name="sugerencia-de-abordaje-no-sustituye-la-terapia-profesional"/></text:h>
      <text:list text:style-name="L8">
        <text:list-item>
          <text:p text:style-name="P14"><text:span text:style-name="T1">Trabajo con un terapeuta de biodescodificación</text:span>: explorar el origen de los conflictos de desvalorización, incoherencia pensamiento‑acción y la “trampa” (carpa).<text:line-break/></text:p>
        </text:list-item>
        <text:list-item>
          <text:p text:style-name="P14"><text:span text:style-name="T1">Ejercicios de puesta en valor personal</text:span>: prácticas de afirmación, visualizaciones donde “sueltes” la trampa y reconozcas tu capacidad para decidir y actuar.<text:line-break/></text:p>
        </text:list-item>
        <text:list-item>
          <text:p text:style-name="P14"><text:span text:style-name="T1">Técnicas de regulación del sistema nervioso</text:span>: respiración diafragmática, mindfulness o yoga para disminuir la activación simpática que alimenta la ansiedad y la sudoración.<text:line-break/></text:p>
        </text:list-item>
        <text:list-item>
          <text:p text:style-name="P14"><text:span text:style-name="T1">Fisioterapia o terapia ocupacional</text:span> para el dolor del pulgar, enfocada en la reconexión consciente entre la intención y el movimiento de la mano.<text:line-break/></text:p>
        </text:list-item>
        <text:list-item>
          <text:p text:style-name="P14"><text:span text:style-name="T1">Apoyo médico</text:span>: evaluación ortopédica de la escoliosis y control de la hiperhidrosis (examen de causas médicas y posibles tratamientos tópicos o sistémicos).</text:p>
        </text:list-item>
      </text:list>
      <text:p text:style-name="First_20_paragraph">Recuerda que <text:span text:style-name="T1">cualquier intervención debe ser supervisada por profesionales de la salud</text:span> (médico, fisioterapeuta, psicólogo/terapeuta) antes de iniciar cualquier proceso.</text:p>
      <text:p text:style-name="Horizontal_20_Line"/>
      <text:h text:style-name="Heading_20_2" text:outline-level="2"><text:bookmark-start text:name="aviso-de-responsabilidad"/>7. Aviso de responsabilidad<text:bookmark-end text:name="aviso-de-responsabilidad"/></text:h>
      <text:p text:style-name="First_20_paragraph"><text:span text:style-name="T1">Esta información se basa en la teoría de la biodescodificación y no constituye diagnóstico ni tratamiento médico.</text:span> No sustituye la valoración y el seguimiento por profesionales de la salud. Si presentas dolor intenso, sudoración excesiva, problemas de postura o episodios de ansiedad que interfieran con tu vida diaria, consulta a un médico y a un terapeuta cualificado para una atención integ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2-17T09:15:38Z</meta:creation-date>
    <dc:date>2026-02-17T09:15:38Z</dc:date>
  </office:meta>
</office:document-meta>
</file>